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77cm"/>
    </style:style>
    <style:style style:name="co2" style:family="table-column">
      <style:table-column-properties fo:break-before="auto" style:column-width="11.949cm"/>
    </style:style>
    <style:style style:name="co3" style:family="table-column">
      <style:table-column-properties fo:break-before="auto" style:column-width="2.267cm"/>
    </style:style>
    <style:style style:name="ro1" style:family="table-row">
      <style:table-row-properties style:row-height="0.89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2.999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2.563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top"/>
      <style:text-properties style:font-name="Arial" fo:font-size="10pt" style:font-size-asian="10pt" style:font-size-complex="10pt"/>
    </style:style>
    <style:style style:name="ce3"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style:font-name="Arial" fo:font-size="10pt" fo:font-weight="bold" style:font-size-asian="10pt" style:font-weight-asian="bold" style:font-size-complex="10pt" style:font-weight-complex="bold"/>
    </style:style>
  </office:automatic-styles>
  <office:body>
    <office:spreadsheet>
      <table:table table:name="EIA" table:style-name="ta1" table:print-ranges="EIA.A1:EIA.A16">
        <table:table-column table:style-name="co1" table:default-cell-style-name="ce2"/>
        <table:table-column table:style-name="co2" table:default-cell-style-name="ce4"/>
        <table:table-column table:style-name="co3" table:number-columns-repeated="1022" table:default-cell-style-name="ce4"/>
        <table:table-row table:style-name="ro1">
          <table:table-cell table:style-name="ce1" office:value-type="string">
            <text:p>Auszüge aus Christian Fries „Umfrage“ zum Thema EIA und dem Vorschlag, die Pflichtinhalte zu kürzen.</text:p>
          </table:table-cell>
          <table:table-cell table:style-name="Default"/>
          <table:table-cell table:number-columns-repeated="1022"/>
        </table:table-row>
        <table:table-row table:style-name="ro2">
          <table:table-cell table:style-name="ce1"/>
          <table:table-cell table:style-name="Default"/>
          <table:table-cell table:number-columns-repeated="1022"/>
        </table:table-row>
        <table:table-row table:style-name="ro3">
          <table:table-cell table:style-name="ce1" office:value-type="string">
            <text:p>Die Problematik mit "EIA 2 ist viel zu schwer mimimi" kann ich nicht nachvollziehen. Es mag viel Arbeit sein und einiges an Zeit verlangen, aber das ist nötig. Das Verständnis aufzubauen um zwischen Programmierern und Designern zu verständigen, kommt nicht von faul herumsitzen oder nicht behandeln. Da es vielen auch an wissen zu den Rechnern fehlt, die sie benutzen, ist es nötig etwas davon zu vermitteln. Es gibt auch meiner Erfahrung nach genug Hilfestellung. Oft wird von den Kandidaten die es nötig haben, gerade dieses Angebot nicht wahrgenommen. Genau die heulen dann rum.</text:p>
          </table:table-cell>
          <table:table-cell table:style-name="Default"/>
          <table:table-cell table:number-columns-repeated="1022"/>
        </table:table-row>
        <table:table-row table:style-name="ro4">
          <table:table-cell table:style-name="ce1" office:value-type="string">
            <text:p>Vor allem ist EIA2 das einzige Modul, in dem auf die Konzeption und Umsetzung für (Web-)Anwendungen eingegangen wird. Jetzt im vierten Semester werden diese Kenntnisse gerade für die Erstellung einer E-Learning-Anwendung mMn vorausgesetzt. Im zweiten Semester ging der EIA-Inhalt auch gut mit User Experience Design einher. Da ich meine Erfahrungen von anderen Studienstandorten mit einfließen lassen kann, finde ich EIA an der HFU nicht zu anspruchsvoll. Klar soll MKB keine Programmierer hervorbringen, wirds durch EIA auch nicht. Wer wirklich was tut kommt durch EIA. Auch neben den anderen Modulen im zweiten Semester und weiterem Engagement. </text:p>
          </table:table-cell>
          <table:table-cell table:style-name="Default"/>
          <table:table-cell table:number-columns-repeated="1022"/>
        </table:table-row>
        <table:table-row table:style-name="ro5">
          <table:table-cell table:style-name="ce1" office:value-type="string">
            <text:p>Grundsätzlich finde ich EIA2 ein gutes Fach, dass auch wichtige Bestandteile vermittelt. Als Medienkonzeptions-Studenten sollten wir dazu in der Lage sein mit Informatikern zu kommunizieren und selbst auch einfache Anwendungen zu erstellen. Und die Programmierung ist in vielen Projekten, ob nun schulisch oder im Berufsleben, an vielen Stellen ein wichtiger Bestandteil. </text:p>
          </table:table-cell>
          <table:table-cell table:style-name="Default"/>
          <table:table-cell table:number-columns-repeated="1022"/>
        </table:table-row>
        <table:table-row table:style-name="ro6">
          <table:table-cell table:style-name="ce1" office:value-type="string">
            <text:p>Um Auf den Punkt zu kommen: Ich finde das Fach EIA wichtig, für die Konzeption. Um zu verstehen wie Programme funktionieren, wie ich Anwendung konzipieren kann usw. </text:p>
          </table:table-cell>
          <table:table-cell table:style-name="Default"/>
          <table:table-cell table:number-columns-repeated="1022"/>
        </table:table-row>
        <table:table-row table:style-name="ro6">
          <table:table-cell table:style-name="ce1" office:value-type="string">
            <text:p>Als Erstes möchte ich sagen, dass ich das Fach auf keinen Fall als unangebracht betrachte. Ein Einblick in Webdesign und Programmieren zu geben ist heutzutage wichtig und sinnvoll. </text:p>
          </table:table-cell>
          <table:table-cell table:style-name="Default"/>
          <table:table-cell table:number-columns-repeated="1022"/>
        </table:table-row>
        <table:table-row table:style-name="ro7">
          <table:table-cell table:style-name="ce1" office:value-type="string">
            <text:p>In meinem Praxissemester konnte ich mein Wissen aus EIA 1 sehr gut anwenden. </text:p>
          </table:table-cell>
          <table:table-cell table:style-name="Default"/>
          <table:table-cell table:number-columns-repeated="1022"/>
        </table:table-row>
        <table:table-row table:style-name="ro6">
          <table:table-cell table:style-name="ce1" office:value-type="string">
            <text:p>Natürlich sind im Studiengang MKB viele Studenten mit verschiedenen Vorstellungen für ihren beruflichen Werdegang, darunter auch viele, die die Inhalte aus EIA benötigen. </text:p>
          </table:table-cell>
          <table:table-cell table:style-name="Default"/>
          <table:table-cell table:number-columns-repeated="1022"/>
        </table:table-row>
        <table:table-row table:style-name="ro7">
          <table:table-cell table:style-name="ce1" office:value-type="string">
            <text:p>Also insgesamt kann ich gut verstehen, warum EIA Bestandteil von MKB ist. </text:p>
          </table:table-cell>
          <table:table-cell table:style-name="Default"/>
          <table:table-cell table:number-columns-repeated="1022"/>
        </table:table-row>
        <table:table-row table:style-name="ro8">
          <table:table-cell table:style-name="ce1" office:value-type="string">
            <text:p>Meine Meinung zu EIA 1 und 2 ist, dass es einfach ein extrem Zeitintensives Fach ist. Ich hatte trotz allem eine sehr positive Erfahrung damit gemacht, da man sehr viel in kurzer Zeit lernt und ich tatsächlich dran geblieben bin und viele Wochenenden nur mit Programmierung verbracht habe. Das lag bei mir aber auch an persönlichem Interesse an Programmierung. Ich selbst kann alles was ich gelernt habe gut auf andere anwenden und finde die Inhalte sind sehr gut.</text:p>
          </table:table-cell>
          <table:table-cell table:style-name="Default"/>
          <table:table-cell table:number-columns-repeated="1022"/>
        </table:table-row>
        <table:table-row table:style-name="ro6">
          <table:table-cell table:style-name="ce1" office:value-type="string">
            <text:p>Die Einblicke in die Thematik und ein Grundverständnis von Programmierung ist absolut sinnvoll, alllerdings halte ich die Anforderungen für zu hoch. </text:p>
          </table:table-cell>
          <table:table-cell table:number-columns-repeated="1023"/>
        </table:table-row>
        <table:table-row table:style-name="ro9">
          <table:table-cell table:style-name="ce1" office:value-type="string">
            <text:p>EIA an sich ist kein schlechtes Modul. Ich finde sogar, dass es als Konzepter wichtig ist, wenn man die Grundkenntnisse aus dem Digitalen Bereich kennt. Jedoch finde ich das Pensum und die Zeit, die man dafür braucht einfach zu viel, um überhaupt etwas zu verstehen in einer so kurzen Zeit. </text:p>
          </table:table-cell>
          <table:table-cell table:number-columns-repeated="1023"/>
        </table:table-row>
        <table:table-row table:style-name="ro9">
          <table:table-cell table:style-name="ce1" office:value-type="string">
            <text:p>Da nun Herr Rausch für EIA1 an der HFU zu bleiben und die Absprache mit Dell`Oro-Friedl zu funktionieren scheint, gibt es auch keinen krassen Sprung der Anforderungen. An sich werden viele Formate angeboten, um Studierende bei diesen Modulen zu unterstützen, genutzt werden diese Angebote im Vergleich eher wenig.</text:p>
          </table:table-cell>
          <table:table-cell table:style-name="Default"/>
          <table:table-cell table:number-columns-repeated="1022"/>
        </table:table-row>
        <table:table-row table:style-name="ro10">
          <table:table-cell table:style-name="ce1" office:value-type="string">
            <text:p>Was mich zusätzlich noch stört ist, dass weitere Kurse, wie Interface Design, auf den Grundlagen von EIA aufgebaut sind. Dadurch werden Programmierfähigkeiten vorausgesetzt, die in Wahrheit gar nicht vorhanden sind. </text:p>
          </table:table-cell>
          <table:table-cell table:number-columns-repeated="1023"/>
        </table:table-row>
        <table:table-row table:style-name="ro10">
          <table:table-cell table:style-name="ce1" office:value-type="string">
            <text:p>Dies entspricht m.E. nicht dem, wie der Studiengang Medienkonzeption Studienbewerbern kommuniziert wird. Entweder sollte hier an der Kommunikation des Studiengangs, oder eben am Curriculum geschliffen werden. </text:p>
          </table:table-cell>
          <table:table-cell table:number-columns-repeated="1023"/>
        </table:table-row>
        <table:table-row table:style-name="ro2" table:number-rows-repeated="2">
          <table:table-cell table:style-name="Default"/>
          <table:table-cell table:number-columns-repeated="1023"/>
        </table:table-row>
        <table:table-row table:style-name="ro2">
          <table:table-cell table:style-name="Default"/>
          <table:table-cell table:style-name="ce5" table:number-columns-repeated="1023"/>
        </table:table-row>
        <table:table-row table:style-name="ro2" table:number-rows-repeated="2">
          <table:table-cell table:number-columns-repeated="1024"/>
        </table:table-row>
        <table:table-row table:style-name="ro7">
          <table:table-cell table:style-name="ce3" office:value-type="string">
            <text:p>Zur Irrelevanz</text:p>
          </table:table-cell>
          <table:table-cell table:number-columns-repeated="1023"/>
        </table:table-row>
        <table:table-row table:style-name="ro6">
          <table:table-cell table:style-name="ce1" office:value-type="string">
            <text:p>Die Grundlagen die in EIA gelernt werden, sind für uns Studierende sehr komplex und werden vermutlich im späteren Berufsleben nicht weiter verwendet. </text:p>
          </table:table-cell>
          <table:table-cell table:number-columns-repeated="1023"/>
        </table:table-row>
        <table:table-row table:style-name="ro6">
          <table:table-cell office:value-type="string">
            <text:p><text:s/>jedoch gibt es paar Sachen, wo ich mich frage, ob die für Studenten relevant sind, die ganz klar in Richtung Gestaltung, Film und Webdesign gehen wollen. </text:p>
          </table:table-cell>
          <table:table-cell table:number-columns-repeated="1023"/>
        </table:table-row>
        <table:table-row table:style-name="ro6">
          <table:table-cell table:style-name="ce1" office:value-type="string">
            <text:p>Das Frustrierendste ist für mich allerdings, dass die Studieninhalte von EIA im späteren Berufsleben keinerlei Anwendung finden </text:p>
          </table:table-cell>
          <table:table-cell table:number-columns-repeated="1023"/>
        </table:table-row>
        <table:table-row table:style-name="ro10">
          <table:table-cell table:style-name="ce1" office:value-type="string">
            <text:p>Als ich mir die Praxissemesterpräsentationen vom letzten Semester angehört habe, ist mir bewusst geworden das viele aus meinem Semester ihren Weg eher Richtung Film &amp; Fernsehen, 3D Grafik oder Marketing einschlagen wollen. </text:p>
          </table:table-cell>
          <table:table-cell table:number-columns-repeated="1023"/>
        </table:table-row>
        <table:table-row table:style-name="ro6">
          <table:table-cell table:style-name="ce1" office:value-type="string">
            <text:p>Für diejenigen, die später mal im Webdesign einsteigen möchten, sind solche Inhalte natürlich essentiell. Aber das möchten die wenigsten von uns MKBlern. </text:p>
          </table:table-cell>
          <table:table-cell table:number-columns-repeated="1023"/>
        </table:table-row>
        <table:table-row table:style-name="ro9">
          <table:table-cell table:style-name="ce1" office:value-type="string">
            <text:p>Und da ist meiner Meinung nach schon eines der größten Probleme, vergleiche ich EIA mit dem Partnerstudiengang OMB welche einzelnen Fächer haben wie Responsive Webdesign, GIS und Programmieren was bei uns alles in EIA geknallt wird. Das im zweiten Semester wo abgaben wie AV Produktion, Computergrafik neben den anderen Fächern auf uns warteten. </text:p>
          </table:table-cell>
          <table:table-cell table:number-columns-repeated="1023"/>
        </table:table-row>
        <table:table-row table:style-name="ro10">
          <table:table-cell table:style-name="ce1" office:value-type="string">
            <text:p>da man im zweiten Semester noch viele andere Fächer hat, bei denen wöchentliche Abgaben gemacht werden müssen (AV Projekt, Computergrafik, User-Experience etc.), war dies sehr anstrengend </text:p>
          </table:table-cell>
          <table:table-cell table:number-columns-repeated="1023"/>
        </table:table-row>
        <table:table-row table:style-name="ro10">
          <table:table-cell table:style-name="ce1" office:value-type="string">
            <text:p>Es ist vor allem unverständlich warum man in MKB ein Programmiermodul so voll packt, während Leute aus MIB den gleichen Sto! auf mehrere Vorlesungen verteilt haben, also in kleineren Päckchen lernen, und wir alles auf einmal machen müssen. </text:p>
          </table:table-cell>
          <table:table-cell table:number-columns-repeated="1023"/>
        </table:table-row>
        <table:table-row table:style-name="ro6">
          <table:table-cell table:style-name="ce1" office:value-type="string">
            <text:p>Ich jedenfalls müsste direkt wieder von Vorne anfangen, wenn ich wieder EIA machen müsste, weil es so viel Sto! in kurzer Zeit ist, sodass man es garnicht richtig aufnehmen kann. </text:p>
          </table:table-cell>
          <table:table-cell table:number-columns-repeated="1023"/>
        </table:table-row>
        <table:table-row table:style-name="ro9">
          <table:table-cell table:style-name="ce1" office:value-type="string">
            <text:p>Das Thema „Server und Datenbanken“ wirkt in meinen Augen sehr „gequetscht“ und „durchgeprügelt“ obwohl es als Thema durchaus einen Platz in EIA verdient. Oft ist</text:p>
            <text:p>es mir so vorgekommen als ob man nicht genug Zeit habe alle Themen</text:p>
            <text:p>unterzubringen und dieses spezifische Thema bis aufs Maximum reduziert habe.</text:p>
          </table:table-cell>
          <table:table-cell table:number-columns-repeated="1023"/>
        </table:table-row>
        <table:table-row table:style-name="ro10">
          <table:table-cell table:style-name="ce1" office:value-type="string">
            <text:p>Auch bleibt überhaupt keine Zeit, sich selbst mit dem Thema auseinander zu setzen, es ganz zu verarbeiten, sacken zu lassen, zu verstehen, selbst herumzuspionieren, zu spielen, Fragen zu stellen, nachzuforschen. Dabei sollte es doch eigentlich so sein, oder? </text:p>
          </table:table-cell>
          <table:table-cell table:number-columns-repeated="1023"/>
        </table:table-row>
        <table:table-row table:style-name="ro10" table:number-rows-repeated="1048542">
          <table:table-cell table:number-columns-repeated="1024"/>
        </table:table-row>
        <table:table-row table:style-name="ro10">
          <table:table-cell table:number-columns-repeated="1024"/>
        </table:table-row>
      </table:table>
      <table:table table:name="Tabelle2" table:style-name="ta1" table:print="false">
        <table:table-column table:style-name="co3" table:default-cell-style-name="Default"/>
        <table:table-row table:style-name="ro2">
          <table:table-cell/>
        </table:table-row>
      </table:table>
      <table:table table:name="Tabelle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0">10.06.2020</text:date>, <text:time>13:25: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ka Dell'Oro-Friedl</meta:initial-creator>
    <meta:creation-date>2020-06-10T11:56:30.78</meta:creation-date>
    <dc:date>2020-06-10T13:25:20.41</dc:date>
    <dc:creator>Jirka Dell'Oro-Friedl</dc:creator>
    <meta:editing-duration>PT1H13M35S</meta:editing-duration>
    <meta:editing-cycles>8</meta:editing-cycles>
    <meta:generator>OpenOffice/4.1.5$Win32 OpenOffice.org_project/415m1$Build-9789</meta:generator>
    <meta:document-statistic meta:table-count="3" meta:cell-count="27" meta:object-count="0"/>
  </office:meta>
</office:document-meta>
</file>